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e215343636f65457fe2ffaed2e9b254d" style:family="table-column">
      <style:table-column-properties fo:break-before="auto" style:use-optimal-column-width="false" style:column-width="6cm"/>
    </style:style>
    <style:style style:name="odsStyleTableColumn-d274a5cd7a26a3c13e41a93346bb2ca9" style:family="table-column">
      <style:table-column-properties fo:break-before="auto" style:use-optimal-column-width="false" style:column-width="5cm"/>
    </style:style>
    <style:style style:name="odsStyleTableColumn-8d3b951c2989242194a637bfaf0a0ef6" style:family="table-column">
      <style:table-column-properties fo:break-before="auto" style:use-optimal-column-width="false" style:column-width="3cm"/>
    </style:style>
    <style:style style:name="odsStyleTableCell-89e6360f090d83c919a76694038f5b5e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49b6bdcd1a417426671a3368c2a6ff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14d698c3260f341fb9e9e571c4806b2e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62170a53b0ff7bade55387b2265188dd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369ddff4522825ad3ef47529a6c4c582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f97d887e3b8ecef9ae8d44c77a9fb692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e215343636f65457fe2ffaed2e9b254d" table:default-cell-style-name="Default"/>
        <table:table-column table:style-name="odsStyleTableColumn-d274a5cd7a26a3c13e41a93346bb2ca9" table:default-cell-style-name="Default"/>
        <table:table-column table:style-name="odsStyleTableColumn-8d3b951c2989242194a637bfaf0a0ef6" table:default-cell-style-name="Default"/>
        <table:table-column table:style-name="odsStyleTableColumn-8d3b951c2989242194a637bfaf0a0ef6" table:default-cell-style-name="Default"/>
        <table:table-column table:style-name="odsStyleTableColumn-8d3b951c2989242194a637bfaf0a0ef6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89e6360f090d83c919a76694038f5b5e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49b6bdcd1a417426671a3368c2a6ffe4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49b6bdcd1a417426671a3368c2a6ffe4" table:number-columns-spanned="5" table:number-rows-spanned="1" office:value-type="string">
            <text:p>TABLA No. 31-24</text:p>
          </table:table-cell>
          <table:covered-table-cell table:number-columns-repeated="4"/>
        </table:table-row>
        <table:table-row table:style-name="ro1">
          <table:table-cell table:style-name="odsStyleTableCell-49b6bdcd1a417426671a3368c2a6ffe4" table:number-columns-spanned="5" table:number-rows-spanned="1" office:value-type="string">
            <text:p>TABLA DE COTIZACIONES DEL 16 DE FEBRERO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49b6bdcd1a417426671a3368c2a6ffe4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14d698c3260f341fb9e9e571c4806b2e" office:value-type="string">
            <text:p>PAIS</text:p>
          </table:table-cell>
          <table:table-cell table:style-name="odsStyleTableCell-14d698c3260f341fb9e9e571c4806b2e" office:value-type="string">
            <text:p>UNIDAD MONETARIA</text:p>
          </table:table-cell>
          <table:table-cell table:style-name="odsStyleTableCell-14d698c3260f341fb9e9e571c4806b2e" office:value-type="string">
            <text:p>MONEDA</text:p>
          </table:table-cell>
          <table:table-cell table:style-name="odsStyleTableCell-14d698c3260f341fb9e9e571c4806b2e" office:value-type="string">
            <text:p>TIPO DE CAMBIO EN Bs POR UNIDAD DE MONEDA EXTRANJERA</text:p>
          </table:table-cell>
          <table:table-cell table:style-name="odsStyleTableCell-14d698c3260f341fb9e9e571c4806b2e" office:value-type="string">
            <text:p>TIPO DE CAMBIO EN M.E.</text:p>
          </table:table-cell>
        </table:table-row>
        <table:table-row table:style-name="ro1">
          <table:table-cell table:style-name="odsStyleTableCell-62170a53b0ff7bade55387b2265188dd" office:value-type="string">
            <text:p>ESTADOS UNIDOS</text:p>
          </table:table-cell>
          <table:table-cell table:style-name="odsStyleTableCell-62170a53b0ff7bade55387b2265188dd" office:value-type="string">
            <text:p>DOLAR VENTA</text:p>
          </table:table-cell>
          <table:table-cell table:style-name="odsStyleTableCell-62170a53b0ff7bade55387b2265188dd" office:value-type="string">
            <text:p>USD.VENTA</text:p>
          </table:table-cell>
          <table:table-cell table:style-name="odsStyleTableCell-369ddff4522825ad3ef47529a6c4c582" office:value-type="string">
            <text:p>6.96000</text:p>
          </table:table-cell>
          <table:table-cell table:style-name="odsStyleTableCell-369ddff4522825ad3ef47529a6c4c582" office:value-type="string">
            <text:p/>
          </table:table-cell>
        </table:table-row>
        <table:table-row table:style-name="ro1">
          <table:table-cell table:style-name="odsStyleTableCell-62170a53b0ff7bade55387b2265188dd" office:value-type="string">
            <text:p>ESTADOS UNIDOS</text:p>
          </table:table-cell>
          <table:table-cell table:style-name="odsStyleTableCell-62170a53b0ff7bade55387b2265188dd" office:value-type="string">
            <text:p>DOLAR COMPRA</text:p>
          </table:table-cell>
          <table:table-cell table:style-name="odsStyleTableCell-62170a53b0ff7bade55387b2265188dd" office:value-type="string">
            <text:p>USD.COMPRA</text:p>
          </table:table-cell>
          <table:table-cell table:style-name="odsStyleTableCell-369ddff4522825ad3ef47529a6c4c582" office:value-type="string">
            <text:p>6.86000</text:p>
          </table:table-cell>
          <table:table-cell table:style-name="odsStyleTableCell-369ddff4522825ad3ef47529a6c4c582" office:value-type="string">
            <text:p/>
          </table:table-cell>
        </table:table-row>
        <table:table-row table:style-name="ro1">
          <table:table-cell table:style-name="odsStyleTableCell-62170a53b0ff7bade55387b2265188dd" office:value-type="string">
            <text:p>UNION EUROPEA</text:p>
          </table:table-cell>
          <table:table-cell table:style-name="odsStyleTableCell-62170a53b0ff7bade55387b2265188dd" office:value-type="string">
            <text:p>EURO</text:p>
          </table:table-cell>
          <table:table-cell table:style-name="odsStyleTableCell-62170a53b0ff7bade55387b2265188dd" office:value-type="string">
            <text:p>EUR</text:p>
          </table:table-cell>
          <table:table-cell table:style-name="odsStyleTableCell-369ddff4522825ad3ef47529a6c4c582" office:value-type="string">
            <text:p>7.38890</text:p>
          </table:table-cell>
          <table:table-cell table:style-name="odsStyleTableCell-369ddff4522825ad3ef47529a6c4c582" office:value-type="string">
            <text:p>0.92842</text:p>
          </table:table-cell>
        </table:table-row>
        <table:table-row table:style-name="ro1">
          <table:table-cell table:style-name="odsStyleTableCell-62170a53b0ff7bade55387b2265188dd" office:value-type="string">
            <text:p>JAPON</text:p>
          </table:table-cell>
          <table:table-cell table:style-name="odsStyleTableCell-62170a53b0ff7bade55387b2265188dd" office:value-type="string">
            <text:p>YEN</text:p>
          </table:table-cell>
          <table:table-cell table:style-name="odsStyleTableCell-62170a53b0ff7bade55387b2265188dd" office:value-type="string">
            <text:p>JPY</text:p>
          </table:table-cell>
          <table:table-cell table:style-name="odsStyleTableCell-369ddff4522825ad3ef47529a6c4c582" office:value-type="string">
            <text:p>0.04574</text:p>
          </table:table-cell>
          <table:table-cell table:style-name="odsStyleTableCell-369ddff4522825ad3ef47529a6c4c582" office:value-type="string">
            <text:p>149.98000</text:p>
          </table:table-cell>
        </table:table-row>
        <table:table-row table:style-name="ro1">
          <table:table-cell table:style-name="odsStyleTableCell-62170a53b0ff7bade55387b2265188dd" office:value-type="string">
            <text:p>ARABIA SAUDITA</text:p>
          </table:table-cell>
          <table:table-cell table:style-name="odsStyleTableCell-62170a53b0ff7bade55387b2265188dd" office:value-type="string">
            <text:p>RIYAL SAUDÍ</text:p>
          </table:table-cell>
          <table:table-cell table:style-name="odsStyleTableCell-62170a53b0ff7bade55387b2265188dd" office:value-type="string">
            <text:p>SAR</text:p>
          </table:table-cell>
          <table:table-cell table:style-name="odsStyleTableCell-369ddff4522825ad3ef47529a6c4c582" office:value-type="string">
            <text:p>1.82919</text:p>
          </table:table-cell>
          <table:table-cell table:style-name="odsStyleTableCell-369ddff4522825ad3ef47529a6c4c582" office:value-type="string">
            <text:p>3.75030</text:p>
          </table:table-cell>
        </table:table-row>
        <table:table-row table:style-name="ro1">
          <table:table-cell table:style-name="odsStyleTableCell-62170a53b0ff7bade55387b2265188dd" office:value-type="string">
            <text:p>ARGELIA</text:p>
          </table:table-cell>
          <table:table-cell table:style-name="odsStyleTableCell-62170a53b0ff7bade55387b2265188dd" office:value-type="string">
            <text:p>DINAR ARGELINO</text:p>
          </table:table-cell>
          <table:table-cell table:style-name="odsStyleTableCell-62170a53b0ff7bade55387b2265188dd" office:value-type="string">
            <text:p>DZD</text:p>
          </table:table-cell>
          <table:table-cell table:style-name="odsStyleTableCell-369ddff4522825ad3ef47529a6c4c582" office:value-type="string">
            <text:p>0.05101</text:p>
          </table:table-cell>
          <table:table-cell table:style-name="odsStyleTableCell-369ddff4522825ad3ef47529a6c4c582" office:value-type="string">
            <text:p>134.47420</text:p>
          </table:table-cell>
        </table:table-row>
        <table:table-row table:style-name="ro1">
          <table:table-cell table:style-name="odsStyleTableCell-62170a53b0ff7bade55387b2265188dd" office:value-type="string">
            <text:p>ARGENTINA</text:p>
          </table:table-cell>
          <table:table-cell table:style-name="odsStyleTableCell-62170a53b0ff7bade55387b2265188dd" office:value-type="string">
            <text:p>PESO</text:p>
          </table:table-cell>
          <table:table-cell table:style-name="odsStyleTableCell-62170a53b0ff7bade55387b2265188dd" office:value-type="string">
            <text:p>ARS</text:p>
          </table:table-cell>
          <table:table-cell table:style-name="odsStyleTableCell-369ddff4522825ad3ef47529a6c4c582" office:value-type="string">
            <text:p>0.00822</text:p>
          </table:table-cell>
          <table:table-cell table:style-name="odsStyleTableCell-369ddff4522825ad3ef47529a6c4c582" office:value-type="string">
            <text:p>834.60000</text:p>
          </table:table-cell>
        </table:table-row>
        <table:table-row table:style-name="ro1">
          <table:table-cell table:style-name="odsStyleTableCell-62170a53b0ff7bade55387b2265188dd" office:value-type="string">
            <text:p>AUSTRALIA</text:p>
          </table:table-cell>
          <table:table-cell table:style-name="odsStyleTableCell-62170a53b0ff7bade55387b2265188dd" office:value-type="string">
            <text:p>DÓLAR</text:p>
          </table:table-cell>
          <table:table-cell table:style-name="odsStyleTableCell-62170a53b0ff7bade55387b2265188dd" office:value-type="string">
            <text:p>AUD</text:p>
          </table:table-cell>
          <table:table-cell table:style-name="odsStyleTableCell-369ddff4522825ad3ef47529a6c4c582" office:value-type="string">
            <text:p>4.47547</text:p>
          </table:table-cell>
          <table:table-cell table:style-name="odsStyleTableCell-369ddff4522825ad3ef47529a6c4c582" office:value-type="string">
            <text:p>1.53280</text:p>
          </table:table-cell>
        </table:table-row>
        <table:table-row table:style-name="ro1">
          <table:table-cell table:style-name="odsStyleTableCell-62170a53b0ff7bade55387b2265188dd" office:value-type="string">
            <text:p>BRASIL</text:p>
          </table:table-cell>
          <table:table-cell table:style-name="odsStyleTableCell-62170a53b0ff7bade55387b2265188dd" office:value-type="string">
            <text:p>REAL</text:p>
          </table:table-cell>
          <table:table-cell table:style-name="odsStyleTableCell-62170a53b0ff7bade55387b2265188dd" office:value-type="string">
            <text:p>BRL</text:p>
          </table:table-cell>
          <table:table-cell table:style-name="odsStyleTableCell-369ddff4522825ad3ef47529a6c4c582" office:value-type="string">
            <text:p>1.37920</text:p>
          </table:table-cell>
          <table:table-cell table:style-name="odsStyleTableCell-369ddff4522825ad3ef47529a6c4c582" office:value-type="string">
            <text:p>4.97390</text:p>
          </table:table-cell>
        </table:table-row>
        <table:table-row table:style-name="ro1">
          <table:table-cell table:style-name="odsStyleTableCell-62170a53b0ff7bade55387b2265188dd" office:value-type="string">
            <text:p>CANADA</text:p>
          </table:table-cell>
          <table:table-cell table:style-name="odsStyleTableCell-62170a53b0ff7bade55387b2265188dd" office:value-type="string">
            <text:p>DÓLAR</text:p>
          </table:table-cell>
          <table:table-cell table:style-name="odsStyleTableCell-62170a53b0ff7bade55387b2265188dd" office:value-type="string">
            <text:p>CAD</text:p>
          </table:table-cell>
          <table:table-cell table:style-name="odsStyleTableCell-369ddff4522825ad3ef47529a6c4c582" office:value-type="string">
            <text:p>5.09393</text:p>
          </table:table-cell>
          <table:table-cell table:style-name="odsStyleTableCell-369ddff4522825ad3ef47529a6c4c582" office:value-type="string">
            <text:p>1.34670</text:p>
          </table:table-cell>
        </table:table-row>
        <table:table-row table:style-name="ro1">
          <table:table-cell table:style-name="odsStyleTableCell-62170a53b0ff7bade55387b2265188dd" office:value-type="string">
            <text:p>CHILE</text:p>
          </table:table-cell>
          <table:table-cell table:style-name="odsStyleTableCell-62170a53b0ff7bade55387b2265188dd" office:value-type="string">
            <text:p>PESO</text:p>
          </table:table-cell>
          <table:table-cell table:style-name="odsStyleTableCell-62170a53b0ff7bade55387b2265188dd" office:value-type="string">
            <text:p>CLP</text:p>
          </table:table-cell>
          <table:table-cell table:style-name="odsStyleTableCell-369ddff4522825ad3ef47529a6c4c582" office:value-type="string">
            <text:p>0.00709</text:p>
          </table:table-cell>
          <table:table-cell table:style-name="odsStyleTableCell-369ddff4522825ad3ef47529a6c4c582" office:value-type="string">
            <text:p>968.06000</text:p>
          </table:table-cell>
        </table:table-row>
        <table:table-row table:style-name="ro1">
          <table:table-cell table:style-name="odsStyleTableCell-62170a53b0ff7bade55387b2265188dd" office:value-type="string">
            <text:p>COLOMBIA</text:p>
          </table:table-cell>
          <table:table-cell table:style-name="odsStyleTableCell-62170a53b0ff7bade55387b2265188dd" office:value-type="string">
            <text:p>PESO</text:p>
          </table:table-cell>
          <table:table-cell table:style-name="odsStyleTableCell-62170a53b0ff7bade55387b2265188dd" office:value-type="string">
            <text:p>COP</text:p>
          </table:table-cell>
          <table:table-cell table:style-name="odsStyleTableCell-369ddff4522825ad3ef47529a6c4c582" office:value-type="string">
            <text:p>0.00175</text:p>
          </table:table-cell>
          <table:table-cell table:style-name="odsStyleTableCell-369ddff4522825ad3ef47529a6c4c582" office:value-type="string">
            <text:p>3,910.12000</text:p>
          </table:table-cell>
        </table:table-row>
        <table:table-row table:style-name="ro1">
          <table:table-cell table:style-name="odsStyleTableCell-62170a53b0ff7bade55387b2265188dd" office:value-type="string">
            <text:p>COREA DEL SUR</text:p>
          </table:table-cell>
          <table:table-cell table:style-name="odsStyleTableCell-62170a53b0ff7bade55387b2265188dd" office:value-type="string">
            <text:p>WON</text:p>
          </table:table-cell>
          <table:table-cell table:style-name="odsStyleTableCell-62170a53b0ff7bade55387b2265188dd" office:value-type="string">
            <text:p>KRW</text:p>
          </table:table-cell>
          <table:table-cell table:style-name="odsStyleTableCell-369ddff4522825ad3ef47529a6c4c582" office:value-type="string">
            <text:p>0.00514</text:p>
          </table:table-cell>
          <table:table-cell table:style-name="odsStyleTableCell-369ddff4522825ad3ef47529a6c4c582" office:value-type="string">
            <text:p>1,333.95000</text:p>
          </table:table-cell>
        </table:table-row>
        <table:table-row table:style-name="ro1">
          <table:table-cell table:style-name="odsStyleTableCell-62170a53b0ff7bade55387b2265188dd" office:value-type="string">
            <text:p>COSTA RICA</text:p>
          </table:table-cell>
          <table:table-cell table:style-name="odsStyleTableCell-62170a53b0ff7bade55387b2265188dd" office:value-type="string">
            <text:p>COLON COSTARRICENSE</text:p>
          </table:table-cell>
          <table:table-cell table:style-name="odsStyleTableCell-62170a53b0ff7bade55387b2265188dd" office:value-type="string">
            <text:p>CRC</text:p>
          </table:table-cell>
          <table:table-cell table:style-name="odsStyleTableCell-369ddff4522825ad3ef47529a6c4c582" office:value-type="string">
            <text:p>0.01325</text:p>
          </table:table-cell>
          <table:table-cell table:style-name="odsStyleTableCell-369ddff4522825ad3ef47529a6c4c582" office:value-type="string">
            <text:p>517.86000</text:p>
          </table:table-cell>
        </table:table-row>
        <table:table-row table:style-name="ro1">
          <table:table-cell table:style-name="odsStyleTableCell-62170a53b0ff7bade55387b2265188dd" office:value-type="string">
            <text:p>REPUBLICA CHECA</text:p>
          </table:table-cell>
          <table:table-cell table:style-name="odsStyleTableCell-62170a53b0ff7bade55387b2265188dd" office:value-type="string">
            <text:p>CORONA CHECA</text:p>
          </table:table-cell>
          <table:table-cell table:style-name="odsStyleTableCell-62170a53b0ff7bade55387b2265188dd" office:value-type="string">
            <text:p>CZK</text:p>
          </table:table-cell>
          <table:table-cell table:style-name="odsStyleTableCell-369ddff4522825ad3ef47529a6c4c582" office:value-type="string">
            <text:p>0.29143</text:p>
          </table:table-cell>
          <table:table-cell table:style-name="odsStyleTableCell-369ddff4522825ad3ef47529a6c4c582" office:value-type="string">
            <text:p>23.53950</text:p>
          </table:table-cell>
        </table:table-row>
        <table:table-row table:style-name="ro1">
          <table:table-cell table:style-name="odsStyleTableCell-62170a53b0ff7bade55387b2265188dd" office:value-type="string">
            <text:p>DINAMARCA</text:p>
          </table:table-cell>
          <table:table-cell table:style-name="odsStyleTableCell-62170a53b0ff7bade55387b2265188dd" office:value-type="string">
            <text:p>CORONA</text:p>
          </table:table-cell>
          <table:table-cell table:style-name="odsStyleTableCell-62170a53b0ff7bade55387b2265188dd" office:value-type="string">
            <text:p>DKK</text:p>
          </table:table-cell>
          <table:table-cell table:style-name="odsStyleTableCell-369ddff4522825ad3ef47529a6c4c582" office:value-type="string">
            <text:p>0.99119</text:p>
          </table:table-cell>
          <table:table-cell table:style-name="odsStyleTableCell-369ddff4522825ad3ef47529a6c4c582" office:value-type="string">
            <text:p>6.92100</text:p>
          </table:table-cell>
        </table:table-row>
        <table:table-row table:style-name="ro1">
          <table:table-cell table:style-name="odsStyleTableCell-62170a53b0ff7bade55387b2265188dd" office:value-type="string">
            <text:p>ECUADOR</text:p>
          </table:table-cell>
          <table:table-cell table:style-name="odsStyleTableCell-62170a53b0ff7bade55387b2265188dd" office:value-type="string">
            <text:p>DÓLAR</text:p>
          </table:table-cell>
          <table:table-cell table:style-name="odsStyleTableCell-62170a53b0ff7bade55387b2265188dd" office:value-type="string">
            <text:p>USD</text:p>
          </table:table-cell>
          <table:table-cell table:style-name="odsStyleTableCell-369ddff4522825ad3ef47529a6c4c582" office:value-type="string">
            <text:p>6.86000</text:p>
          </table:table-cell>
          <table:table-cell table:style-name="odsStyleTableCell-369ddff4522825ad3ef47529a6c4c582" office:value-type="string">
            <text:p>1.00000</text:p>
          </table:table-cell>
        </table:table-row>
        <table:table-row table:style-name="ro1">
          <table:table-cell table:style-name="odsStyleTableCell-62170a53b0ff7bade55387b2265188dd" office:value-type="string">
            <text:p>EMIRATOS ARABES</text:p>
          </table:table-cell>
          <table:table-cell table:style-name="odsStyleTableCell-62170a53b0ff7bade55387b2265188dd" office:value-type="string">
            <text:p>DIRHAM</text:p>
          </table:table-cell>
          <table:table-cell table:style-name="odsStyleTableCell-62170a53b0ff7bade55387b2265188dd" office:value-type="string">
            <text:p>AED</text:p>
          </table:table-cell>
          <table:table-cell table:style-name="odsStyleTableCell-369ddff4522825ad3ef47529a6c4c582" office:value-type="string">
            <text:p>1.86773</text:p>
          </table:table-cell>
          <table:table-cell table:style-name="odsStyleTableCell-369ddff4522825ad3ef47529a6c4c582" office:value-type="string">
            <text:p>3.67290</text:p>
          </table:table-cell>
        </table:table-row>
        <table:table-row table:style-name="ro1">
          <table:table-cell table:style-name="odsStyleTableCell-62170a53b0ff7bade55387b2265188dd" office:value-type="string">
            <text:p>FILIPINAS</text:p>
          </table:table-cell>
          <table:table-cell table:style-name="odsStyleTableCell-62170a53b0ff7bade55387b2265188dd" office:value-type="string">
            <text:p>PESO FILIPINO</text:p>
          </table:table-cell>
          <table:table-cell table:style-name="odsStyleTableCell-62170a53b0ff7bade55387b2265188dd" office:value-type="string">
            <text:p>PHP</text:p>
          </table:table-cell>
          <table:table-cell table:style-name="odsStyleTableCell-369ddff4522825ad3ef47529a6c4c582" office:value-type="string">
            <text:p>0.12242</text:p>
          </table:table-cell>
          <table:table-cell table:style-name="odsStyleTableCell-369ddff4522825ad3ef47529a6c4c582" office:value-type="string">
            <text:p>56.03500</text:p>
          </table:table-cell>
        </table:table-row>
        <table:table-row table:style-name="ro1">
          <table:table-cell table:style-name="odsStyleTableCell-62170a53b0ff7bade55387b2265188dd" office:value-type="string">
            <text:p>HAITÍ</text:p>
          </table:table-cell>
          <table:table-cell table:style-name="odsStyleTableCell-62170a53b0ff7bade55387b2265188dd" office:value-type="string">
            <text:p>GOURDE</text:p>
          </table:table-cell>
          <table:table-cell table:style-name="odsStyleTableCell-62170a53b0ff7bade55387b2265188dd" office:value-type="string">
            <text:p>HTG</text:p>
          </table:table-cell>
          <table:table-cell table:style-name="odsStyleTableCell-369ddff4522825ad3ef47529a6c4c582" office:value-type="string">
            <text:p>0.05216</text:p>
          </table:table-cell>
          <table:table-cell table:style-name="odsStyleTableCell-369ddff4522825ad3ef47529a6c4c582" office:value-type="string">
            <text:p>131.51500</text:p>
          </table:table-cell>
        </table:table-row>
        <table:table-row table:style-name="ro1">
          <table:table-cell table:style-name="odsStyleTableCell-62170a53b0ff7bade55387b2265188dd" office:value-type="string">
            <text:p>HONG KONG</text:p>
          </table:table-cell>
          <table:table-cell table:style-name="odsStyleTableCell-62170a53b0ff7bade55387b2265188dd" office:value-type="string">
            <text:p>DÓLAR</text:p>
          </table:table-cell>
          <table:table-cell table:style-name="odsStyleTableCell-62170a53b0ff7bade55387b2265188dd" office:value-type="string">
            <text:p>HKD</text:p>
          </table:table-cell>
          <table:table-cell table:style-name="odsStyleTableCell-369ddff4522825ad3ef47529a6c4c582" office:value-type="string">
            <text:p>0.87737</text:p>
          </table:table-cell>
          <table:table-cell table:style-name="odsStyleTableCell-369ddff4522825ad3ef47529a6c4c582" office:value-type="string">
            <text:p>7.81880</text:p>
          </table:table-cell>
        </table:table-row>
        <table:table-row table:style-name="ro1">
          <table:table-cell table:style-name="odsStyleTableCell-62170a53b0ff7bade55387b2265188dd" office:value-type="string">
            <text:p>INDIA</text:p>
          </table:table-cell>
          <table:table-cell table:style-name="odsStyleTableCell-62170a53b0ff7bade55387b2265188dd" office:value-type="string">
            <text:p>RUPIA</text:p>
          </table:table-cell>
          <table:table-cell table:style-name="odsStyleTableCell-62170a53b0ff7bade55387b2265188dd" office:value-type="string">
            <text:p>INR</text:p>
          </table:table-cell>
          <table:table-cell table:style-name="odsStyleTableCell-369ddff4522825ad3ef47529a6c4c582" office:value-type="string">
            <text:p>0.08261</text:p>
          </table:table-cell>
          <table:table-cell table:style-name="odsStyleTableCell-369ddff4522825ad3ef47529a6c4c582" office:value-type="string">
            <text:p>83.04250</text:p>
          </table:table-cell>
        </table:table-row>
        <table:table-row table:style-name="ro1">
          <table:table-cell table:style-name="odsStyleTableCell-62170a53b0ff7bade55387b2265188dd" office:value-type="string">
            <text:p>INDONESIA</text:p>
          </table:table-cell>
          <table:table-cell table:style-name="odsStyleTableCell-62170a53b0ff7bade55387b2265188dd" office:value-type="string">
            <text:p>RUPIA INDONESIA</text:p>
          </table:table-cell>
          <table:table-cell table:style-name="odsStyleTableCell-62170a53b0ff7bade55387b2265188dd" office:value-type="string">
            <text:p>IDR</text:p>
          </table:table-cell>
          <table:table-cell table:style-name="odsStyleTableCell-369ddff4522825ad3ef47529a6c4c582" office:value-type="string">
            <text:p>0.00044</text:p>
          </table:table-cell>
          <table:table-cell table:style-name="odsStyleTableCell-369ddff4522825ad3ef47529a6c4c582" office:value-type="string">
            <text:p>15,620.00000</text:p>
          </table:table-cell>
        </table:table-row>
        <table:table-row table:style-name="ro1">
          <table:table-cell table:style-name="odsStyleTableCell-62170a53b0ff7bade55387b2265188dd" office:value-type="string">
            <text:p>ISRAEL</text:p>
          </table:table-cell>
          <table:table-cell table:style-name="odsStyleTableCell-62170a53b0ff7bade55387b2265188dd" office:value-type="string">
            <text:p>NUEVO SÉQUEL</text:p>
          </table:table-cell>
          <table:table-cell table:style-name="odsStyleTableCell-62170a53b0ff7bade55387b2265188dd" office:value-type="string">
            <text:p>ILS</text:p>
          </table:table-cell>
          <table:table-cell table:style-name="odsStyleTableCell-369ddff4522825ad3ef47529a6c4c582" office:value-type="string">
            <text:p>1.89513</text:p>
          </table:table-cell>
          <table:table-cell table:style-name="odsStyleTableCell-369ddff4522825ad3ef47529a6c4c582" office:value-type="string">
            <text:p>3.61980</text:p>
          </table:table-cell>
        </table:table-row>
        <table:table-row table:style-name="ro1">
          <table:table-cell table:style-name="odsStyleTableCell-62170a53b0ff7bade55387b2265188dd" office:value-type="string">
            <text:p>MALASIA</text:p>
          </table:table-cell>
          <table:table-cell table:style-name="odsStyleTableCell-62170a53b0ff7bade55387b2265188dd" office:value-type="string">
            <text:p>RINGGIT MALAYO</text:p>
          </table:table-cell>
          <table:table-cell table:style-name="odsStyleTableCell-62170a53b0ff7bade55387b2265188dd" office:value-type="string">
            <text:p>MYR</text:p>
          </table:table-cell>
          <table:table-cell table:style-name="odsStyleTableCell-369ddff4522825ad3ef47529a6c4c582" office:value-type="string">
            <text:p>1.43440</text:p>
          </table:table-cell>
          <table:table-cell table:style-name="odsStyleTableCell-369ddff4522825ad3ef47529a6c4c582" office:value-type="string">
            <text:p>4.78250</text:p>
          </table:table-cell>
        </table:table-row>
        <table:table-row table:style-name="ro1">
          <table:table-cell table:style-name="odsStyleTableCell-62170a53b0ff7bade55387b2265188dd" office:value-type="string">
            <text:p>MEXICO</text:p>
          </table:table-cell>
          <table:table-cell table:style-name="odsStyleTableCell-62170a53b0ff7bade55387b2265188dd" office:value-type="string">
            <text:p>PESO</text:p>
          </table:table-cell>
          <table:table-cell table:style-name="odsStyleTableCell-62170a53b0ff7bade55387b2265188dd" office:value-type="string">
            <text:p>MXN</text:p>
          </table:table-cell>
          <table:table-cell table:style-name="odsStyleTableCell-369ddff4522825ad3ef47529a6c4c582" office:value-type="string">
            <text:p>0.40253</text:p>
          </table:table-cell>
          <table:table-cell table:style-name="odsStyleTableCell-369ddff4522825ad3ef47529a6c4c582" office:value-type="string">
            <text:p>17.04220</text:p>
          </table:table-cell>
        </table:table-row>
        <table:table-row table:style-name="ro1">
          <table:table-cell table:style-name="odsStyleTableCell-62170a53b0ff7bade55387b2265188dd" office:value-type="string">
            <text:p>NORUEGA</text:p>
          </table:table-cell>
          <table:table-cell table:style-name="odsStyleTableCell-62170a53b0ff7bade55387b2265188dd" office:value-type="string">
            <text:p>CORONA</text:p>
          </table:table-cell>
          <table:table-cell table:style-name="odsStyleTableCell-62170a53b0ff7bade55387b2265188dd" office:value-type="string">
            <text:p>NOK</text:p>
          </table:table-cell>
          <table:table-cell table:style-name="odsStyleTableCell-369ddff4522825ad3ef47529a6c4c582" office:value-type="string">
            <text:p>0.65171</text:p>
          </table:table-cell>
          <table:table-cell table:style-name="odsStyleTableCell-369ddff4522825ad3ef47529a6c4c582" office:value-type="string">
            <text:p>10.52610</text:p>
          </table:table-cell>
        </table:table-row>
        <table:table-row table:style-name="ro1">
          <table:table-cell table:style-name="odsStyleTableCell-62170a53b0ff7bade55387b2265188dd" office:value-type="string">
            <text:p>PANAMÁ</text:p>
          </table:table-cell>
          <table:table-cell table:style-name="odsStyleTableCell-62170a53b0ff7bade55387b2265188dd" office:value-type="string">
            <text:p>BALBOA</text:p>
          </table:table-cell>
          <table:table-cell table:style-name="odsStyleTableCell-62170a53b0ff7bade55387b2265188dd" office:value-type="string">
            <text:p>PAB</text:p>
          </table:table-cell>
          <table:table-cell table:style-name="odsStyleTableCell-369ddff4522825ad3ef47529a6c4c582" office:value-type="string">
            <text:p>6.86000</text:p>
          </table:table-cell>
          <table:table-cell table:style-name="odsStyleTableCell-369ddff4522825ad3ef47529a6c4c582" office:value-type="string">
            <text:p>1.00000</text:p>
          </table:table-cell>
        </table:table-row>
        <table:table-row table:style-name="ro1">
          <table:table-cell table:style-name="odsStyleTableCell-62170a53b0ff7bade55387b2265188dd" office:value-type="string">
            <text:p>PARAGUAY</text:p>
          </table:table-cell>
          <table:table-cell table:style-name="odsStyleTableCell-62170a53b0ff7bade55387b2265188dd" office:value-type="string">
            <text:p>GUARANI</text:p>
          </table:table-cell>
          <table:table-cell table:style-name="odsStyleTableCell-62170a53b0ff7bade55387b2265188dd" office:value-type="string">
            <text:p>PYG</text:p>
          </table:table-cell>
          <table:table-cell table:style-name="odsStyleTableCell-369ddff4522825ad3ef47529a6c4c582" office:value-type="string">
            <text:p>0.00094</text:p>
          </table:table-cell>
          <table:table-cell table:style-name="odsStyleTableCell-369ddff4522825ad3ef47529a6c4c582" office:value-type="string">
            <text:p>7,295.60000</text:p>
          </table:table-cell>
        </table:table-row>
        <table:table-row table:style-name="ro1">
          <table:table-cell table:style-name="odsStyleTableCell-62170a53b0ff7bade55387b2265188dd" office:value-type="string">
            <text:p>PERU</text:p>
          </table:table-cell>
          <table:table-cell table:style-name="odsStyleTableCell-62170a53b0ff7bade55387b2265188dd" office:value-type="string">
            <text:p>NUEVO SOL</text:p>
          </table:table-cell>
          <table:table-cell table:style-name="odsStyleTableCell-62170a53b0ff7bade55387b2265188dd" office:value-type="string">
            <text:p>PEN</text:p>
          </table:table-cell>
          <table:table-cell table:style-name="odsStyleTableCell-369ddff4522825ad3ef47529a6c4c582" office:value-type="string">
            <text:p>1.78219</text:p>
          </table:table-cell>
          <table:table-cell table:style-name="odsStyleTableCell-369ddff4522825ad3ef47529a6c4c582" office:value-type="string">
            <text:p>3.84920</text:p>
          </table:table-cell>
        </table:table-row>
        <table:table-row table:style-name="ro1">
          <table:table-cell table:style-name="odsStyleTableCell-62170a53b0ff7bade55387b2265188dd" office:value-type="string">
            <text:p>REINO UNIDO</text:p>
          </table:table-cell>
          <table:table-cell table:style-name="odsStyleTableCell-62170a53b0ff7bade55387b2265188dd" office:value-type="string">
            <text:p>LIBRA</text:p>
          </table:table-cell>
          <table:table-cell table:style-name="odsStyleTableCell-62170a53b0ff7bade55387b2265188dd" office:value-type="string">
            <text:p>GBP</text:p>
          </table:table-cell>
          <table:table-cell table:style-name="odsStyleTableCell-369ddff4522825ad3ef47529a6c4c582" office:value-type="string">
            <text:p>8.64219</text:p>
          </table:table-cell>
          <table:table-cell table:style-name="odsStyleTableCell-369ddff4522825ad3ef47529a6c4c582" office:value-type="string">
            <text:p>0.79378</text:p>
          </table:table-cell>
        </table:table-row>
        <table:table-row table:style-name="ro1">
          <table:table-cell table:style-name="odsStyleTableCell-62170a53b0ff7bade55387b2265188dd" office:value-type="string">
            <text:p>REPÚBLICA DOMINICANA</text:p>
          </table:table-cell>
          <table:table-cell table:style-name="odsStyleTableCell-62170a53b0ff7bade55387b2265188dd" office:value-type="string">
            <text:p>PESO DOMINICANO</text:p>
          </table:table-cell>
          <table:table-cell table:style-name="odsStyleTableCell-62170a53b0ff7bade55387b2265188dd" office:value-type="string">
            <text:p>DOP</text:p>
          </table:table-cell>
          <table:table-cell table:style-name="odsStyleTableCell-369ddff4522825ad3ef47529a6c4c582" office:value-type="string">
            <text:p>0.11700</text:p>
          </table:table-cell>
          <table:table-cell table:style-name="odsStyleTableCell-369ddff4522825ad3ef47529a6c4c582" office:value-type="string">
            <text:p>58.63000</text:p>
          </table:table-cell>
        </table:table-row>
        <table:table-row table:style-name="ro1">
          <table:table-cell table:style-name="odsStyleTableCell-62170a53b0ff7bade55387b2265188dd" office:value-type="string">
            <text:p>REP.POPULAR CHINA</text:p>
          </table:table-cell>
          <table:table-cell table:style-name="odsStyleTableCell-62170a53b0ff7bade55387b2265188dd" office:value-type="string">
            <text:p>YUAN RENMINBI OFFSHORE</text:p>
          </table:table-cell>
          <table:table-cell table:style-name="odsStyleTableCell-62170a53b0ff7bade55387b2265188dd" office:value-type="string">
            <text:p>CNH</text:p>
          </table:table-cell>
          <table:table-cell table:style-name="odsStyleTableCell-369ddff4522825ad3ef47529a6c4c582" office:value-type="string">
            <text:p>0.95056</text:p>
          </table:table-cell>
          <table:table-cell table:style-name="odsStyleTableCell-369ddff4522825ad3ef47529a6c4c582" office:value-type="string">
            <text:p>7.21680</text:p>
          </table:table-cell>
        </table:table-row>
        <table:table-row table:style-name="ro1">
          <table:table-cell table:style-name="odsStyleTableCell-62170a53b0ff7bade55387b2265188dd" office:value-type="string">
            <text:p>RUSIA</text:p>
          </table:table-cell>
          <table:table-cell table:style-name="odsStyleTableCell-62170a53b0ff7bade55387b2265188dd" office:value-type="string">
            <text:p>RUBLO RUSO</text:p>
          </table:table-cell>
          <table:table-cell table:style-name="odsStyleTableCell-62170a53b0ff7bade55387b2265188dd" office:value-type="string">
            <text:p>RUB</text:p>
          </table:table-cell>
          <table:table-cell table:style-name="odsStyleTableCell-369ddff4522825ad3ef47529a6c4c582" office:value-type="string">
            <text:p>0.07421</text:p>
          </table:table-cell>
          <table:table-cell table:style-name="odsStyleTableCell-369ddff4522825ad3ef47529a6c4c582" office:value-type="string">
            <text:p>92.43630</text:p>
          </table:table-cell>
        </table:table-row>
        <table:table-row table:style-name="ro1">
          <table:table-cell table:style-name="odsStyleTableCell-62170a53b0ff7bade55387b2265188dd" office:value-type="string">
            <text:p>SINGAPUR</text:p>
          </table:table-cell>
          <table:table-cell table:style-name="odsStyleTableCell-62170a53b0ff7bade55387b2265188dd" office:value-type="string">
            <text:p>DÓLAR</text:p>
          </table:table-cell>
          <table:table-cell table:style-name="odsStyleTableCell-62170a53b0ff7bade55387b2265188dd" office:value-type="string">
            <text:p>SGD</text:p>
          </table:table-cell>
          <table:table-cell table:style-name="odsStyleTableCell-369ddff4522825ad3ef47529a6c4c582" office:value-type="string">
            <text:p>5.09848</text:p>
          </table:table-cell>
          <table:table-cell table:style-name="odsStyleTableCell-369ddff4522825ad3ef47529a6c4c582" office:value-type="string">
            <text:p>1.34550</text:p>
          </table:table-cell>
        </table:table-row>
        <table:table-row table:style-name="ro1">
          <table:table-cell table:style-name="odsStyleTableCell-62170a53b0ff7bade55387b2265188dd" office:value-type="string">
            <text:p>SUDÁFRICA</text:p>
          </table:table-cell>
          <table:table-cell table:style-name="odsStyleTableCell-62170a53b0ff7bade55387b2265188dd" office:value-type="string">
            <text:p>RAND</text:p>
          </table:table-cell>
          <table:table-cell table:style-name="odsStyleTableCell-62170a53b0ff7bade55387b2265188dd" office:value-type="string">
            <text:p>ZAR</text:p>
          </table:table-cell>
          <table:table-cell table:style-name="odsStyleTableCell-369ddff4522825ad3ef47529a6c4c582" office:value-type="string">
            <text:p>0.36213</text:p>
          </table:table-cell>
          <table:table-cell table:style-name="odsStyleTableCell-369ddff4522825ad3ef47529a6c4c582" office:value-type="string">
            <text:p>18.94370</text:p>
          </table:table-cell>
        </table:table-row>
        <table:table-row table:style-name="ro1">
          <table:table-cell table:style-name="odsStyleTableCell-62170a53b0ff7bade55387b2265188dd" office:value-type="string">
            <text:p>SUECIA</text:p>
          </table:table-cell>
          <table:table-cell table:style-name="odsStyleTableCell-62170a53b0ff7bade55387b2265188dd" office:value-type="string">
            <text:p>CORONA</text:p>
          </table:table-cell>
          <table:table-cell table:style-name="odsStyleTableCell-62170a53b0ff7bade55387b2265188dd" office:value-type="string">
            <text:p>SEK</text:p>
          </table:table-cell>
          <table:table-cell table:style-name="odsStyleTableCell-369ddff4522825ad3ef47529a6c4c582" office:value-type="string">
            <text:p>0.65633</text:p>
          </table:table-cell>
          <table:table-cell table:style-name="odsStyleTableCell-369ddff4522825ad3ef47529a6c4c582" office:value-type="string">
            <text:p>10.45210</text:p>
          </table:table-cell>
        </table:table-row>
        <table:table-row table:style-name="ro1">
          <table:table-cell table:style-name="odsStyleTableCell-62170a53b0ff7bade55387b2265188dd" office:value-type="string">
            <text:p>SUIZA</text:p>
          </table:table-cell>
          <table:table-cell table:style-name="odsStyleTableCell-62170a53b0ff7bade55387b2265188dd" office:value-type="string">
            <text:p>FRANCO</text:p>
          </table:table-cell>
          <table:table-cell table:style-name="odsStyleTableCell-62170a53b0ff7bade55387b2265188dd" office:value-type="string">
            <text:p>CHF</text:p>
          </table:table-cell>
          <table:table-cell table:style-name="odsStyleTableCell-369ddff4522825ad3ef47529a6c4c582" office:value-type="string">
            <text:p>7.79545</text:p>
          </table:table-cell>
          <table:table-cell table:style-name="odsStyleTableCell-369ddff4522825ad3ef47529a6c4c582" office:value-type="string">
            <text:p>0.88000</text:p>
          </table:table-cell>
        </table:table-row>
        <table:table-row table:style-name="ro1">
          <table:table-cell table:style-name="odsStyleTableCell-62170a53b0ff7bade55387b2265188dd" office:value-type="string">
            <text:p>TAILANDIA</text:p>
          </table:table-cell>
          <table:table-cell table:style-name="odsStyleTableCell-62170a53b0ff7bade55387b2265188dd" office:value-type="string">
            <text:p>THAI BAHT</text:p>
          </table:table-cell>
          <table:table-cell table:style-name="odsStyleTableCell-62170a53b0ff7bade55387b2265188dd" office:value-type="string">
            <text:p>THB</text:p>
          </table:table-cell>
          <table:table-cell table:style-name="odsStyleTableCell-369ddff4522825ad3ef47529a6c4c582" office:value-type="string">
            <text:p>0.19024</text:p>
          </table:table-cell>
          <table:table-cell table:style-name="odsStyleTableCell-369ddff4522825ad3ef47529a6c4c582" office:value-type="string">
            <text:p>36.05900</text:p>
          </table:table-cell>
        </table:table-row>
        <table:table-row table:style-name="ro1">
          <table:table-cell table:style-name="odsStyleTableCell-62170a53b0ff7bade55387b2265188dd" office:value-type="string">
            <text:p>TAIWAN</text:p>
          </table:table-cell>
          <table:table-cell table:style-name="odsStyleTableCell-62170a53b0ff7bade55387b2265188dd" office:value-type="string">
            <text:p>DÓLAR</text:p>
          </table:table-cell>
          <table:table-cell table:style-name="odsStyleTableCell-62170a53b0ff7bade55387b2265188dd" office:value-type="string">
            <text:p>TWD</text:p>
          </table:table-cell>
          <table:table-cell table:style-name="odsStyleTableCell-369ddff4522825ad3ef47529a6c4c582" office:value-type="string">
            <text:p>0.21830</text:p>
          </table:table-cell>
          <table:table-cell table:style-name="odsStyleTableCell-369ddff4522825ad3ef47529a6c4c582" office:value-type="string">
            <text:p>31.42500</text:p>
          </table:table-cell>
        </table:table-row>
        <table:table-row table:style-name="ro1">
          <table:table-cell table:style-name="odsStyleTableCell-62170a53b0ff7bade55387b2265188dd" office:value-type="string">
            <text:p>TÚNEZ</text:p>
          </table:table-cell>
          <table:table-cell table:style-name="odsStyleTableCell-62170a53b0ff7bade55387b2265188dd" office:value-type="string">
            <text:p>DINAR TUNECINO</text:p>
          </table:table-cell>
          <table:table-cell table:style-name="odsStyleTableCell-62170a53b0ff7bade55387b2265188dd" office:value-type="string">
            <text:p>TND</text:p>
          </table:table-cell>
          <table:table-cell table:style-name="odsStyleTableCell-369ddff4522825ad3ef47529a6c4c582" office:value-type="string">
            <text:p>2.19022</text:p>
          </table:table-cell>
          <table:table-cell table:style-name="odsStyleTableCell-369ddff4522825ad3ef47529a6c4c582" office:value-type="string">
            <text:p>3.13210</text:p>
          </table:table-cell>
        </table:table-row>
        <table:table-row table:style-name="ro1">
          <table:table-cell table:style-name="odsStyleTableCell-62170a53b0ff7bade55387b2265188dd" office:value-type="string">
            <text:p>TURQUÍA</text:p>
          </table:table-cell>
          <table:table-cell table:style-name="odsStyleTableCell-62170a53b0ff7bade55387b2265188dd" office:value-type="string">
            <text:p>LIRA TURCA</text:p>
          </table:table-cell>
          <table:table-cell table:style-name="odsStyleTableCell-62170a53b0ff7bade55387b2265188dd" office:value-type="string">
            <text:p>TRY</text:p>
          </table:table-cell>
          <table:table-cell table:style-name="odsStyleTableCell-369ddff4522825ad3ef47529a6c4c582" office:value-type="string">
            <text:p>0.22319</text:p>
          </table:table-cell>
          <table:table-cell table:style-name="odsStyleTableCell-369ddff4522825ad3ef47529a6c4c582" office:value-type="string">
            <text:p>30.73630</text:p>
          </table:table-cell>
        </table:table-row>
        <table:table-row table:style-name="ro1">
          <table:table-cell table:style-name="odsStyleTableCell-62170a53b0ff7bade55387b2265188dd" office:value-type="string">
            <text:p>URUGUAY</text:p>
          </table:table-cell>
          <table:table-cell table:style-name="odsStyleTableCell-62170a53b0ff7bade55387b2265188dd" office:value-type="string">
            <text:p>PESO</text:p>
          </table:table-cell>
          <table:table-cell table:style-name="odsStyleTableCell-62170a53b0ff7bade55387b2265188dd" office:value-type="string">
            <text:p>UYU</text:p>
          </table:table-cell>
          <table:table-cell table:style-name="odsStyleTableCell-369ddff4522825ad3ef47529a6c4c582" office:value-type="string">
            <text:p>0.17522</text:p>
          </table:table-cell>
          <table:table-cell table:style-name="odsStyleTableCell-369ddff4522825ad3ef47529a6c4c582" office:value-type="string">
            <text:p>39.15040</text:p>
          </table:table-cell>
        </table:table-row>
        <table:table-row table:style-name="ro1">
          <table:table-cell table:style-name="odsStyleTableCell-62170a53b0ff7bade55387b2265188dd" office:value-type="string">
            <text:p>VENEZUELA</text:p>
          </table:table-cell>
          <table:table-cell table:style-name="odsStyleTableCell-62170a53b0ff7bade55387b2265188dd" office:value-type="string">
            <text:p>BOLIVAR DIGITAL</text:p>
          </table:table-cell>
          <table:table-cell table:style-name="odsStyleTableCell-62170a53b0ff7bade55387b2265188dd" office:value-type="string">
            <text:p>VES</text:p>
          </table:table-cell>
          <table:table-cell table:style-name="odsStyleTableCell-369ddff4522825ad3ef47529a6c4c582" office:value-type="string">
            <text:p>0.18901</text:p>
          </table:table-cell>
          <table:table-cell table:style-name="odsStyleTableCell-369ddff4522825ad3ef47529a6c4c582" office:value-type="string">
            <text:p>36.29530</text:p>
          </table:table-cell>
        </table:table-row>
        <table:table-row table:style-name="ro1">
          <table:table-cell table:style-name="odsStyleTableCell-62170a53b0ff7bade55387b2265188dd" office:value-type="string">
            <text:p>VIETNAM</text:p>
          </table:table-cell>
          <table:table-cell table:style-name="odsStyleTableCell-62170a53b0ff7bade55387b2265188dd" office:value-type="string">
            <text:p>DONG</text:p>
          </table:table-cell>
          <table:table-cell table:style-name="odsStyleTableCell-62170a53b0ff7bade55387b2265188dd" office:value-type="string">
            <text:p>VND</text:p>
          </table:table-cell>
          <table:table-cell table:style-name="odsStyleTableCell-369ddff4522825ad3ef47529a6c4c582" office:value-type="string">
            <text:p>0.00028</text:p>
          </table:table-cell>
          <table:table-cell table:style-name="odsStyleTableCell-369ddff4522825ad3ef47529a6c4c582" office:value-type="string">
            <text:p>24,462.50000</text:p>
          </table:table-cell>
        </table:table-row>
        <table:table-row table:style-name="ro1">
          <table:table-cell table:style-name="odsStyleTableCell-62170a53b0ff7bade55387b2265188dd" office:value-type="string">
            <text:p/>
          </table:table-cell>
          <table:table-cell table:style-name="odsStyleTableCell-62170a53b0ff7bade55387b2265188dd" office:value-type="string">
            <text:p>DERECHO ESPECIAL DE GIRO</text:p>
          </table:table-cell>
          <table:table-cell table:style-name="odsStyleTableCell-62170a53b0ff7bade55387b2265188dd" office:value-type="string">
            <text:p>USD/D.E.G.</text:p>
          </table:table-cell>
          <table:table-cell table:style-name="odsStyleTableCell-369ddff4522825ad3ef47529a6c4c582" office:value-type="string">
            <text:p/>
          </table:table-cell>
          <table:table-cell table:style-name="odsStyleTableCell-369ddff4522825ad3ef47529a6c4c582" office:value-type="string">
            <text:p>1.32282</text:p>
          </table:table-cell>
        </table:table-row>
        <table:table-row table:style-name="ro1">
          <table:table-cell table:style-name="odsStyleTableCell-62170a53b0ff7bade55387b2265188dd" office:value-type="string">
            <text:p/>
          </table:table-cell>
          <table:table-cell table:style-name="odsStyleTableCell-62170a53b0ff7bade55387b2265188dd" office:value-type="string">
            <text:p>UNIDAD DE FOMENTO DE VIVIENDA</text:p>
          </table:table-cell>
          <table:table-cell table:style-name="odsStyleTableCell-62170a53b0ff7bade55387b2265188dd" office:value-type="string">
            <text:p>Bs/UFV</text:p>
          </table:table-cell>
          <table:table-cell table:style-name="odsStyleTableCell-369ddff4522825ad3ef47529a6c4c582" office:value-type="string">
            <text:p/>
          </table:table-cell>
          <table:table-cell table:style-name="odsStyleTableCell-369ddff4522825ad3ef47529a6c4c582" office:value-type="string">
            <text:p>2.48076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9b6bdcd1a417426671a3368c2a6ffe4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14d698c3260f341fb9e9e571c4806b2e" office:value-type="string">
            <text:p> </text:p>
          </table:table-cell>
          <table:table-cell table:style-name="odsStyleTableCell-14d698c3260f341fb9e9e571c4806b2e" office:value-type="string">
            <text:p>UNIDAD MONETARIA</text:p>
          </table:table-cell>
          <table:table-cell table:style-name="odsStyleTableCell-14d698c3260f341fb9e9e571c4806b2e" office:value-type="string">
            <text:p>MONEDA</text:p>
          </table:table-cell>
          <table:table-cell table:style-name="odsStyleTableCell-14d698c3260f341fb9e9e571c4806b2e" office:value-type="string">
            <text:p>TIPO DE CAMBIO EN M.E.</text:p>
          </table:table-cell>
        </table:table-row>
        <table:table-row table:style-name="ro1">
          <table:table-cell table:style-name="odsStyleTableCell-62170a53b0ff7bade55387b2265188dd" office:value-type="string">
            <text:p>ORO</text:p>
          </table:table-cell>
          <table:table-cell table:style-name="odsStyleTableCell-62170a53b0ff7bade55387b2265188dd" office:value-type="string">
            <text:p>ONZA TROY ORO</text:p>
          </table:table-cell>
          <table:table-cell table:style-name="odsStyleTableCell-62170a53b0ff7bade55387b2265188dd" office:value-type="string">
            <text:p>USD./O.T.F.</text:p>
          </table:table-cell>
          <table:table-cell table:style-name="odsStyleTableCell-369ddff4522825ad3ef47529a6c4c582" office:value-type="string">
            <text:p>2,004.49000</text:p>
          </table:table-cell>
        </table:table-row>
        <table:table-row table:style-name="ro1">
          <table:table-cell table:style-name="odsStyleTableCell-62170a53b0ff7bade55387b2265188dd" office:value-type="string">
            <text:p>PLATA</text:p>
          </table:table-cell>
          <table:table-cell table:style-name="odsStyleTableCell-62170a53b0ff7bade55387b2265188dd" office:value-type="string">
            <text:p>ONZA TROY PLATA</text:p>
          </table:table-cell>
          <table:table-cell table:style-name="odsStyleTableCell-62170a53b0ff7bade55387b2265188dd" office:value-type="string">
            <text:p>USD./O.T.F.</text:p>
          </table:table-cell>
          <table:table-cell table:style-name="odsStyleTableCell-369ddff4522825ad3ef47529a6c4c582" office:value-type="string">
            <text:p>22.911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9b6bdcd1a417426671a3368c2a6ffe4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14d698c3260f341fb9e9e571c4806b2e" office:value-type="string">
            <text:p> </text:p>
          </table:table-cell>
          <table:table-cell table:style-name="odsStyleTableCell-14d698c3260f341fb9e9e571c4806b2e" office:value-type="string">
            <text:p>1 MES</text:p>
          </table:table-cell>
          <table:table-cell table:style-name="odsStyleTableCell-14d698c3260f341fb9e9e571c4806b2e" office:value-type="string">
            <text:p>3 MESES</text:p>
          </table:table-cell>
          <table:table-cell table:style-name="odsStyleTableCell-14d698c3260f341fb9e9e571c4806b2e" office:value-type="string">
            <text:p>6 MESES</text:p>
          </table:table-cell>
        </table:table-row>
        <table:table-row table:style-name="ro1">
          <table:table-cell table:style-name="odsStyleTableCell-f97d887e3b8ecef9ae8d44c77a9fb692" office:value-type="string">
            <text:p>TASA LIBOR(USD)</text:p>
          </table:table-cell>
          <table:table-cell table:style-name="odsStyleTableCell-369ddff4522825ad3ef47529a6c4c582" office:value-type="string">
            <text:p>5.43</text:p>
          </table:table-cell>
          <table:table-cell table:style-name="odsStyleTableCell-369ddff4522825ad3ef47529a6c4c582" office:value-type="string">
            <text:p>5.58</text:p>
          </table:table-cell>
          <table:table-cell table:style-name="odsStyleTableCell-369ddff4522825ad3ef47529a6c4c582" office:value-type="string">
            <text:p>5.67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2170a53b0ff7bade55387b2265188dd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13:16:22</meta:creation-date>
    <meta:generator>ods générator</meta:generator>
    <dc:date>2024-10-16T13:16:22</dc:date>
    <meta:editing-duration>PT1S</meta:editing-duration>
    <meta:editing-cycles>1</meta:editing-cycles>
    <meta:document-statistic meta:table-count="1" meta:cell-count="4" meta:object-count="0"/>
  </office:meta>
</office:document-meta>
</file>